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735f" officeooo:paragraph-rsid="000a73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SS interno: linea 12</text:p>
      <text:p text:style-name="P1"/>
      <text:p text:style-name="P1">CSS inline: lineas,354,376,398,420,453,464,477,490,503,516,529,542,555,588,601,614,627</text:p>
      <text:p text:style-name="P1"/>
      <text:p text:style-name="P1">Variables: linea 1</text:p>
      <text:p text:style-name="P1"/>
      <text:p text:style-name="P1">Tipografías: html linea 7, css linea 18</text:p>
      <text:p text:style-name="P1"/>
      <text:p text:style-name="P1">Posicionamiento:</text:p>
      <text:p text:style-name="P1"><text:tab/>absolute: lineas 82, 89,170,514,1161,1303,1757</text:p>
      <text:p text:style-name="P1"><text:tab/>fixed:linea 124</text:p>
      <text:p text:style-name="P1"><text:tab/>sticky:linea 1245</text:p>
      <text:p text:style-name="P1"/>
      <text:p text:style-name="P1">Flexbox: lineas 13,31,44,141,192,241,297,392,445,603,744,856,914,944,981,1094,1175,1184,1189,1200,1293,17747</text:p>
      <text:p text:style-name="P1"/>
      <text:p text:style-name="P1">Grid:lineas 318,472,677,922,929,1109,1376,1434,1479,1605,1642,1686,1692,1830,1888,1933,2082,2122,2164</text:p>
      <text:p text:style-name="P1"/>
      <text:p text:style-name="P1">Transformaciones: 869</text:p>
      <text:p text:style-name="P1"/>
      <text:p text:style-name="P1">Animaciones: 620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6T16:06:40.086000000</meta:creation-date>
    <dc:date>2024-01-26T16:39:10.441000000</dc:date>
    <meta:editing-duration>PT32M31S</meta:editing-duration>
    <meta:editing-cycles>1</meta:editing-cycles>
    <meta:document-statistic meta:table-count="0" meta:image-count="0" meta:object-count="0" meta:page-count="1" meta:paragraph-count="12" meta:word-count="35" meta:character-count="507" meta:non-whitespace-character-count="481"/>
    <meta:generator>LibreOffice/7.6.2.1$Windows_X86_64 LibreOffice_project/56f7684011345957bbf33a7ee678afaf4d2ba333</meta:generator>
  </office:meta>
</office:document-meta>
</file>